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b1841" officeooo:paragraph-rsid="000b1841"/>
    </style:style>
    <style:style style:name="P2" style:family="paragraph" style:parent-style-name="Standard">
      <style:text-properties officeooo:rsid="000b1841" officeooo:paragraph-rsid="000b6431"/>
    </style:style>
    <style:style style:name="P3" style:family="paragraph" style:parent-style-name="Standard">
      <style:text-properties officeooo:paragraph-rsid="000b6431"/>
    </style:style>
    <style:style style:name="P4" style:family="paragraph" style:parent-style-name="Standard">
      <style:text-properties officeooo:rsid="000b6431" officeooo:paragraph-rsid="000b6431"/>
    </style:style>
    <style:style style:name="P5" style:family="paragraph" style:parent-style-name="Standard">
      <style:text-properties officeooo:rsid="000cc47d" officeooo:paragraph-rsid="000cc47d"/>
    </style:style>
    <style:style style:name="P6" style:family="paragraph" style:parent-style-name="Standard">
      <style:text-properties officeooo:rsid="000d7c78" officeooo:paragraph-rsid="000d7c78"/>
    </style:style>
    <style:style style:name="T1" style:family="text">
      <style:text-properties officeooo:rsid="000cc47d"/>
    </style:style>
    <style:style style:name="T2" style:family="text">
      <style:text-properties officeooo:rsid="000d7c78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la primera prueba hemos lanzado clientes automáticos durante 3 subastas haciendo uso del script lanza_robots.sh y lanzando el servidor con el script lanza_servicio.sh.</text:p>
      <text:p text:style-name="P1">Para poder ver cómo se han ejecutado los clientes vamos a mostrar a continuación lo que va recibiendo cada uno y las respuestas que van dando.</text:p>
      <text:p text:style-name="P1"/>
      <text:p text:style-name="P1">Cliente 1:</text:p>
      <text:p text:style-name="Standard"/>
      <text:p text:style-name="Standard">=============================</text:p>
      <text:p text:style-name="Standard">SUBASTA 1</text:p>
      <text:p text:style-name="Standard">RONDA 1</text:p>
      <text:p text:style-name="Standard">Precio propuesto: 349€</text:p>
      <text:p text:style-name="Standard">¿Acepta la propuesta? (si/no)</text:p>
      <text:p text:style-name="Standard">=============================</text:p>
      <text:p text:style-name="Standard">Ha aceptado la propuesta</text:p>
      <text:p text:style-name="Standard">=============================</text:p>
      <text:p text:style-name="Standard">SUBASTA 1</text:p>
      <text:p text:style-name="Standard">RONDA 2</text:p>
      <text:p text:style-name="Standard">Precio propuesto: 581€</text:p>
      <text:p text:style-name="Standard">¿Acepta la propuesta? (si/no)</text:p>
      <text:p text:style-name="Standard">=============================</text:p>
      <text:p text:style-name="Standard">Ha aceptado la propuesta</text:p>
      <text:p text:style-name="Standard">=============================</text:p>
      <text:p text:style-name="Standard">SUBASTA 1</text:p>
      <text:p text:style-name="Standard">RONDA 3</text:p>
      <text:p text:style-name="Standard">Precio propuesto: 813€</text:p>
      <text:p text:style-name="Standard">¿Acepta la propuesta? (si/no)</text:p>
      <text:p text:style-name="Standard">=============================</text:p>
      <text:p text:style-name="Standard">Ha aceptado la propuesta y ha ganado. El anuncio se añadirá a la cola de la valla</text:p>
      <text:p text:style-name="P3">Escriba la URL: </text:p>
      <text:p text:style-name="P3">=============================</text:p>
      <text:p text:style-name="Standard">SUBASTA 2</text:p>
      <text:p text:style-name="Standard">RONDA 1</text:p>
      <text:p text:style-name="Standard">Precio propuesto: 587€</text:p>
      <text:p text:style-name="Standard">¿Acepta la propuesta? (si/no)</text:p>
      <text:p text:style-name="Standard">=============================</text:p>
      <text:p text:style-name="Standard">Ha rechazado la propuesta</text:p>
      <text:p text:style-name="Standard">=============================</text:p>
      <text:p text:style-name="Standard">SUBASTA 3</text:p>
      <text:p text:style-name="Standard">RONDA 1</text:p>
      <text:p text:style-name="Standard">Precio propuesto: 304€</text:p>
      <text:p text:style-name="Standard">¿Acepta la propuesta? (si/no)</text:p>
      <text:p text:style-name="Standard">=============================</text:p>
      <text:p text:style-name="Standard">Ha aceptado la propuesta</text:p>
      <text:p text:style-name="Standard">=============================</text:p>
      <text:p text:style-name="Standard">SUBASTA 3</text:p>
      <text:p text:style-name="Standard">RONDA 2</text:p>
      <text:p text:style-name="Standard">Precio propuesto: 506€</text:p>
      <text:p text:style-name="Standard">¿Acepta la propuesta? (si/no)</text:p>
      <text:p text:style-name="Standard">=============================</text:p>
      <text:p text:style-name="Standard">Ha rechazado la propuesta</text:p>
      <text:p text:style-name="Standard"/>
      <text:p text:style-name="Standard"/>
      <text:p text:style-name="P1"><text:soft-page-break/>Cliente 2:</text:p>
      <text:p text:style-name="P1"/>
      <text:p text:style-name="P1">=============================</text:p>
      <text:p text:style-name="P1">SUBASTA 1</text:p>
      <text:p text:style-name="P1">RONDA 1</text:p>
      <text:p text:style-name="P1">Precio propuesto: 349€</text:p>
      <text:p text:style-name="P1">¿Acepta la propuesta? (si/no)</text:p>
      <text:p text:style-name="P1">=============================</text:p>
      <text:p text:style-name="P1">Ha rechazado la propuesta</text:p>
      <text:p text:style-name="P1">=============================</text:p>
      <text:p text:style-name="P1">SUBASTA 2</text:p>
      <text:p text:style-name="P1">RONDA 1</text:p>
      <text:p text:style-name="P1">Precio propuesto: 587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2</text:p>
      <text:p text:style-name="P1">RONDA 2</text:p>
      <text:p text:style-name="P1">Precio propuesto: 978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2</text:p>
      <text:p text:style-name="P1">RONDA 3</text:p>
      <text:p text:style-name="P1">Precio propuesto: 1369€</text:p>
      <text:p text:style-name="P1">¿Acepta la propuesta? (si/no)</text:p>
      <text:p text:style-name="P1">=============================</text:p>
      <text:p text:style-name="P1">Ha rechazado la propuesta</text:p>
      <text:p text:style-name="P1">=============================</text:p>
      <text:p text:style-name="P1">SUBASTA 3</text:p>
      <text:p text:style-name="P1">RONDA 1</text:p>
      <text:p text:style-name="P1">Precio propuesto: 304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3</text:p>
      <text:p text:style-name="P1">RONDA 2</text:p>
      <text:p text:style-name="P1">Precio propuesto: 506€</text:p>
      <text:p text:style-name="P1">¿Acepta la propuesta? (si/no)</text:p>
      <text:p text:style-name="P1">=============================</text:p>
      <text:p text:style-name="P1">Ha rechazado la propuesta</text:p>
      <text:p text:style-name="P1"/>
      <text:p text:style-name="P1">Cliente 3:</text:p>
      <text:p text:style-name="P1"/>
      <text:p text:style-name="P1">=============================</text:p>
      <text:p text:style-name="P1">SUBASTA 1</text:p>
      <text:p text:style-name="P1">RONDA 1</text:p>
      <text:p text:style-name="P1">Precio propuesto: 349€</text:p>
      <text:p text:style-name="P1">¿Acepta la propuesta? (si/no)</text:p>
      <text:p text:style-name="P1"><text:soft-page-break/>=============================</text:p>
      <text:p text:style-name="P1">Ha aceptado la propuesta</text:p>
      <text:p text:style-name="P1">=============================</text:p>
      <text:p text:style-name="P1">SUBASTA 1</text:p>
      <text:p text:style-name="P1">RONDA 2</text:p>
      <text:p text:style-name="P1">Precio propuesto: 581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1</text:p>
      <text:p text:style-name="P1">RONDA 3</text:p>
      <text:p text:style-name="P1">Precio propuesto: 813€</text:p>
      <text:p text:style-name="P1">¿Acepta la propuesta? (si/no)</text:p>
      <text:p text:style-name="P1">=============================</text:p>
      <text:p text:style-name="P1">Ha rechazado la propuesta</text:p>
      <text:p text:style-name="P1">=============================</text:p>
      <text:p text:style-name="P1">SUBASTA 2</text:p>
      <text:p text:style-name="P1">RONDA 1</text:p>
      <text:p text:style-name="P1">Precio propuesto: 587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2</text:p>
      <text:p text:style-name="P1">RONDA 2</text:p>
      <text:p text:style-name="P1">Precio propuesto: 978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2</text:p>
      <text:p text:style-name="P1">RONDA 3</text:p>
      <text:p text:style-name="P1">Precio propuesto: 1369€</text:p>
      <text:p text:style-name="P1">¿Acepta la propuesta? (si/no)</text:p>
      <text:p text:style-name="P1">=============================</text:p>
      <text:p text:style-name="P1">Ha aceptado la propuesta y ha ganado. El anuncio se añadirá a la cola de la valla</text:p>
      <text:p text:style-name="P2">Escriba la URL: </text:p>
      <text:p text:style-name="P2">=============================</text:p>
      <text:p text:style-name="P1">SUBASTA 3</text:p>
      <text:p text:style-name="P1">RONDA 1</text:p>
      <text:p text:style-name="P1">Precio propuesto: 304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3</text:p>
      <text:p text:style-name="P1">RONDA 2</text:p>
      <text:p text:style-name="P1">Precio propuesto: 506€</text:p>
      <text:p text:style-name="P1">¿Acepta la propuesta? (si/no)</text:p>
      <text:p text:style-name="P1">=============================</text:p>
      <text:p text:style-name="P1">Ha aceptado la propuesta y ha ganado. El anuncio se añadirá a la cola de la valla</text:p>
      <text:p text:style-name="P1"><text:soft-page-break/>Escriba la URL:</text:p>
      <text:p text:style-name="P1"/>
      <text:p text:style-name="P1">Cliente 4:</text:p>
      <text:p text:style-name="P1"/>
      <text:p text:style-name="P1">=============================</text:p>
      <text:p text:style-name="P1">SUBASTA 1</text:p>
      <text:p text:style-name="P1">RONDA 1</text:p>
      <text:p text:style-name="P1">Precio propuesto: 349€</text:p>
      <text:p text:style-name="P1">¿Acepta la propuesta? (si/no)</text:p>
      <text:p text:style-name="P1">=============================</text:p>
      <text:p text:style-name="P1">Ha aceptado la propuesta</text:p>
      <text:p text:style-name="P1">=============================</text:p>
      <text:p text:style-name="P1">SUBASTA 1</text:p>
      <text:p text:style-name="P1">RONDA 2</text:p>
      <text:p text:style-name="P1">Precio propuesto: 581€</text:p>
      <text:p text:style-name="P1">¿Acepta la propuesta? (si/no)</text:p>
      <text:p text:style-name="P1">=============================</text:p>
      <text:p text:style-name="P1">Ha rechazado la propuesta</text:p>
      <text:p text:style-name="P1">=============================</text:p>
      <text:p text:style-name="P1">SUBASTA 2</text:p>
      <text:p text:style-name="P1">RONDA 1</text:p>
      <text:p text:style-name="P1">Precio propuesto: 587€</text:p>
      <text:p text:style-name="P1">¿Acepta la propuesta? (si/no)</text:p>
      <text:p text:style-name="P1">=============================</text:p>
      <text:p text:style-name="P1">Ha rechazado la propuesta</text:p>
      <text:p text:style-name="P1">=============================</text:p>
      <text:p text:style-name="P1">SUBASTA 3</text:p>
      <text:p text:style-name="P1">RONDA 1</text:p>
      <text:p text:style-name="P1">Precio propuesto: 304€</text:p>
      <text:p text:style-name="P1">¿Acepta la propuesta? (si/no)</text:p>
      <text:p text:style-name="P1">=============================</text:p>
      <text:p text:style-name="P1">Ha rechazado la propuesta</text:p>
      <text:p text:style-name="P1"/>
      <text:p text:style-name="P4">Se puede ver de esta manera que hay una correcta sincronización entre los clientes y el servidor ya que la subasta termina en cuanto queda únicamente un cliente que acepta, al cual se le pide que escriba una URL de la imagen que quiera publicitar, siempre y cuando el precio que está dispuesto a pagar supere el precio de reserva. <text:span text:style-name="T1">Ademas las imágenes mandadas se han mostrado de forma correcta.</text:span></text:p>
      <text:p text:style-name="P4"/>
      <text:p text:style-name="P4">Una vez probado el funcionamiento vamos a continuar la ejecución de los clientes de manera manual a partir de la ronda 4 para probar casos más extremos, como por ejemplo, que un cliente cierre el programa <text:span text:style-name="T2">inesperadamente</text:span> <text:span text:style-name="T2">(</text:span>con un CTRL+C<text:span text:style-name="T2">)</text:span> y también haremos un CTRL+C en el servidor nada más empezar la subasta 5 para ver que se captura correctamente la señal y que espera a que se termine la subasta que está teniendo lugar, <text:span text:style-name="T2">así como el gestor de vallas,</text:span> antes de terminar la ejecución del servidor.</text:p>
      <text:p text:style-name="P4"/>
      <text:p text:style-name="P5">Vamos a hacer CTRL+C en la primera ronda en el cliente 1, mientras que el 2 rechazará la propuesta y los otros 2 la aceptarán. En la siguiente ronda de la misma subasta uno de los clientes restantes va a aceptar mientras que el otro va a rechazar llegando así al final de la subasta 4.</text:p>
      <text:p text:style-name="P5"/>
      <text:p text:style-name="P5"><text:soft-page-break/>En la subasta 5 haremos CTRL+C en el servidor antes de que responda ningún cliente y una vez hecho haremos que los 3 clientes restantes rechacen la propuesta, acabando así la subasta 5 y ahí comprobaremos que no llega una nueva subasta.</text:p>
      <text:p text:style-name="P5">Cliente 1:</text:p>
      <text:p text:style-name="P5"/>
      <text:p text:style-name="P5">Hace CTRL+C nada más empezar</text:p>
      <text:p text:style-name="P5"/>
      <text:p text:style-name="P5">Cliente 2:</text:p>
      <text:p text:style-name="P5">=============================</text:p>
      <text:p text:style-name="P5">SUBASTA 4</text:p>
      <text:p text:style-name="P5">RONDA 1</text:p>
      <text:p text:style-name="P5">Precio propuesto: 854€</text:p>
      <text:p text:style-name="P5">¿Acepta la propuesta? (si/no)</text:p>
      <text:p text:style-name="P5">=============================</text:p>
      <text:p text:style-name="P5">si</text:p>
      <text:p text:style-name="P5">1</text:p>
      <text:p text:style-name="P5">Ha aceptado la propuesta</text:p>
      <text:p text:style-name="P5">=============================</text:p>
      <text:p text:style-name="P5">SUBASTA 4</text:p>
      <text:p text:style-name="P5">RONDA 2</text:p>
      <text:p text:style-name="P5">Precio propuesto: 1423€</text:p>
      <text:p text:style-name="P5">¿Acepta la propuesta? (si/no)</text:p>
      <text:p text:style-name="P5">=============================</text:p>
      <text:p text:style-name="P5">si</text:p>
      <text:p text:style-name="P5">3</text:p>
      <text:p text:style-name="P5">Ha aceptado la propuesta y ha ganado. El anuncio se añadirá a la cola de la valla</text:p>
      <text:p text:style-name="P5">Escriba la URL: https://naval.cat/publi/kitkat.jpg</text:p>
      <text:p text:style-name="P5">=============================</text:p>
      <text:p text:style-name="P5">SUBASTA 5</text:p>
      <text:p text:style-name="P5">RONDA 1</text:p>
      <text:p text:style-name="P5">Precio propuesto: 735€</text:p>
      <text:p text:style-name="P5">¿Acepta la propuesta? (si/no)</text:p>
      <text:p text:style-name="P5">=============================</text:p>
      <text:p text:style-name="P5"/>
      <text:p text:style-name="P5"/>
      <text:p text:style-name="P5">Cliente 3:</text:p>
      <text:p text:style-name="P5"/>
      <text:p text:style-name="P5">=============================</text:p>
      <text:p text:style-name="P5">SUBASTA 4</text:p>
      <text:p text:style-name="P5">RONDA 1</text:p>
      <text:p text:style-name="P5">Precio propuesto: 854€</text:p>
      <text:p text:style-name="P5">¿Acepta la propuesta? (si/no)</text:p>
      <text:p text:style-name="P5">=============================</text:p>
      <text:p text:style-name="P5">si</text:p>
      <text:p text:style-name="P5">Ha aceptado la propuesta</text:p>
      <text:p text:style-name="P5">=============================</text:p>
      <text:p text:style-name="P5">SUBASTA 4</text:p>
      <text:p text:style-name="P5">RONDA 2</text:p>
      <text:p text:style-name="P5">Precio propuesto: 1423€</text:p>
      <text:p text:style-name="P5">¿Acepta la propuesta? (si/no)</text:p>
      <text:p text:style-name="P5">=============================</text:p>
      <text:p text:style-name="P5">no</text:p>
      <text:p text:style-name="P5"><text:soft-page-break/>Ha rechazado la propuesta</text:p>
      <text:p text:style-name="P5">=============================</text:p>
      <text:p text:style-name="P5">SUBASTA 5</text:p>
      <text:p text:style-name="P5">RONDA 1</text:p>
      <text:p text:style-name="P5">Precio propuesto: 735€</text:p>
      <text:p text:style-name="P5">¿Acepta la propuesta? (si/no)</text:p>
      <text:p text:style-name="P5">=============================</text:p>
      <text:p text:style-name="P5"/>
      <text:p text:style-name="P5">Cliente 4:</text:p>
      <text:p text:style-name="P5"/>
      <text:p text:style-name="P5">=============================</text:p>
      <text:p text:style-name="P5">SUBASTA 4</text:p>
      <text:p text:style-name="P5">RONDA 1</text:p>
      <text:p text:style-name="P5">Precio propuesto: 854€</text:p>
      <text:p text:style-name="P5">¿Acepta la propuesta? (si/no)</text:p>
      <text:p text:style-name="P5">=============================</text:p>
      <text:p text:style-name="P5">no</text:p>
      <text:p text:style-name="P5">Ha rechazado la propuesta</text:p>
      <text:p text:style-name="P5">=============================</text:p>
      <text:p text:style-name="P5">SUBASTA 5</text:p>
      <text:p text:style-name="P5">RONDA 1</text:p>
      <text:p text:style-name="P5">Precio propuesto: 735€</text:p>
      <text:p text:style-name="P5">¿Acepta la propuesta? (si/no)</text:p>
      <text:p text:style-name="P5">=============================</text:p>
      <text:p text:style-name="P5"/>
      <text:p text:style-name="P5">En el servidor:</text:p>
      <text:p text:style-name="P5"/>
      <text:p text:style-name="P5">Se ha recibido un ctrl+c, el programa terminará cuando la subasta actual llegue a su fin</text:p>
      <text:p text:style-name="P5">Mensaje recibido del cliente 2: REJECT</text:p>
      <text:p text:style-name="P5">=============================</text:p>
      <text:p text:style-name="P5">Informacion historica del sistema</text:p>
      <text:p text:style-name="P5"/>
      <text:p text:style-name="P5">Numero de imagenes mostradas: 3</text:p>
      <text:p text:style-name="P5">Tiempo total de imagenes mostradas: 89</text:p>
      <text:p text:style-name="P5">Tiempo medio de imagenes mostradas: 29.666667</text:p>
      <text:p text:style-name="P5">-----------------------------</text:p>
      <text:p text:style-name="P5">Informacion del estado del sistema</text:p>
      <text:p text:style-name="P5"/>
      <text:p text:style-name="P5">Numero de peticiones encoladas: 0</text:p>
      <text:p text:style-name="P5">Tiempo contratado estimado: 89</text:p>
      <text:p text:style-name="P5">=============================</text:p>
      <text:p text:style-name="P5">Mensaje recibido del cliente 1: REJECT</text:p>
      <text:p text:style-name="P5">Mensaje recibido del cliente 0: REJECT</text:p>
      <text:p text:style-name="P5">=============================</text:p>
      <text:p text:style-name="P5">Informacion historica del sistema</text:p>
      <text:p text:style-name="P5"/>
      <text:p text:style-name="P5">Numero de imagenes mostradas: 3</text:p>
      <text:p text:style-name="P5">Tiempo total de imagenes mostradas: 89</text:p>
      <text:p text:style-name="P5">Tiempo medio de imagenes mostradas: 29.666667</text:p>
      <text:p text:style-name="P5">-----------------------------</text:p>
      <text:p text:style-name="P5">Informacion del estado del sistema</text:p>
      <text:p text:style-name="P5"/>
      <text:p text:style-name="P5"><text:soft-page-break/>Numero de peticiones encoladas: 0</text:p>
      <text:p text:style-name="P5">Tiempo contratado estimado: 89</text:p>
      <text:p text:style-name="P5">=============================</text:p>
      <text:p text:style-name="P5">El gestor de vallas termina</text:p>
      <text:p text:style-name="P5">Bye bye</text:p>
      <text:p text:style-name="P5"/>
      <text:p text:style-name="P5"/>
      <text:p text:style-name="P6">Vemos que la subasta sigue correctamente una vez ha salido el primer cliente y también que el servidor termina correctamente tras un CTRL+C esperando a que termina la subasta 5 y al gestor de vall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7:52:24.200758378</meta:creation-date>
    <dc:date>2018-01-12T18:31:51.402435817</dc:date>
    <meta:editing-duration>PT8M56S</meta:editing-duration>
    <meta:editing-cycles>1</meta:editing-cycles>
    <meta:document-statistic meta:table-count="0" meta:image-count="0" meta:object-count="0" meta:page-count="7" meta:paragraph-count="275" meta:word-count="1086" meta:character-count="7992" meta:non-whitespace-character-count="7179"/>
    <meta:generator>LibreOffice/5.4.4.2$Linux_X86_64 LibreOffice_project/40m0$Build-2</meta:generator>
  </office:meta>
</office:document-meta>
</file>